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9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4mm"/>
    </style:style>
    <style:style style:name="co4" style:family="table-column">
      <style:table-column-properties fo:break-before="auto" style:column-width="80.72mm"/>
    </style:style>
    <style:style style:name="co5" style:family="table-column">
      <style:table-column-properties fo:break-before="auto" style:column-width="116.93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27.08mm"/>
    </style:style>
    <style:style style:name="co8" style:family="table-column">
      <style:table-column-properties fo:break-before="auto" style:column-width="115.01mm"/>
    </style:style>
    <style:style style:name="co9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140.71mm"/>
    </style:style>
    <style:style style:name="co11" style:family="table-column">
      <style:table-column-properties fo:break-before="auto" style:column-width="35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n1I✓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DO: Formelsammlung anschauen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lementare Funktionen: Potenzen, Exponentialfunktoionen, Logaryth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h: Elementare Funktio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igo-Funktio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ph: Trigo-Funktion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mkehrfunktio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eichungen: Sonderfäl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gleichungen: Monoton-steigend/-fall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leitung: Lineare Spl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leitung: Kubische Spl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leitung: Elementare Funktio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leitung: Extremalstellen, Wendestellen</text:p>
          </table:table-cell>
          <table:table-cell table:number-columns-repeated="1023"/>
        </table:table-row>
      </table:table>
      <table:table table:name="DMI✓" table:style-name="ta1">
        <table:table-column table:style-name="co3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DO: Skript drucken und Annotier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ssagenlogik: Normalformen, Junktor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weise: Vollständige Induk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Beweis: Rekursione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bildun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ge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gen: Relatio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o: Teiler, Restklass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o: Multipl. Inverses, Satz von Euler, Fer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klidischer Algori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plikationstaf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llteil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ktor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ktoren: Gauss-Al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ktoren: Skalarprodukt, Vektorprodu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ktoren: Normalfor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z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zen: Inverse, Einheitsmatr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zen: Hessische Normal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zen: Determinan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eare Abbildung, Linearkombi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rix mal Vektor</text:p>
          </table:table-cell>
          <table:table-cell table:number-columns-repeated="1023"/>
        </table:table-row>
      </table:table>
      <table:table table:name="Dbs1✓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DO: Zusammenfass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DO: BiblioDB-Anschau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D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C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actionC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bstat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on Table Expressions, Window Fun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s, Temp-Tab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ex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xe: B-Tre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DBC: Prepared Statements, ResultS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onale Mathemat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king: sLock, xLock, Dead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olations Levels, Serialisierung, Transaktion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SI-3-Ebenen-Mod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malform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erb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oner DB-Entwu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ckup</text:p>
          </table:table-cell>
          <table:table-cell table:number-columns-repeated="1023"/>
        </table:table-row>
      </table:table>
      <table:table table:name="CN1✓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WL, Multiplexing, Bandbreiten (Signal, Kana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sted Pair, Glas, Coax, 100Base-T et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c-Adressen, AR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resh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hernet, 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-Codings (MLT,4b/5b etc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witches (+CN1Prak: Mac-Switch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nning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v4: Netmasks, Gateways, NAT, PAT, tracing, Fragmenting, Subnet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LAN (+CN1Prak): Channels et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Pv6: Privacy Extension, Neighbour-Solici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DP, IC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CP: connection, windows et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, TP,TFTP, P2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NS, nslookup, CD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 keepalives, op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I-Mod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MA/CD, Token R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gnaltheorie Bas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zilloskop Conf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zi: USB, RS232, RX,TX, CRC, Frame-Delimi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zi: Ethernet, 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nning Tree, VL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formance UDP/TCP</text:p>
          </table:table-cell>
          <table:table-cell table:number-columns-repeated="1023"/>
        </table:table-row>
      </table:table>
      <table:table table:name="OO✓" table:style-name="ta1">
        <table:table-column table:style-name="co8" table:default-cell-style-name="Default"/>
        <table:table-column table:style-name="co9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DO: 1xA4 Doppelseitig Gedruckt für PRF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w-Level Types &amp; Conversion, Casts (explizit, Implizi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erators, Enhanced for lo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ay, Strings, overflow, Boxing, EN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 T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ot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ics: Type Erasure, Generische Varianz, Covarian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ur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, Objects, Refer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erb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hnittstellen / Inter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eptions (Checked, Unchecked), Pack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ections: Arraylists, Sets, Dequeu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mbdas: Closure, (Inner Classes, anonymous Class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le I/O, Bytestream, Character-Stream, Serial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rbage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ods: Overloading, Overriding, Call By Value/Refer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phormism, Dynamic Dis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vad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ls &amp; Hashcode: Cloneable, Comparable, Comper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r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flection, Intospection</text:p>
          </table:table-cell>
          <table:table-cell table:number-columns-repeated="1023"/>
        </table:table-row>
      </table:table>
      <table:table table:name="Bsys1✓" table:style-name="ta1">
        <table:table-column table:style-name="co10" table:default-cell-style-name="Default"/>
        <table:table-column table:style-name="co11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hema</text:p>
          </table:table-cell>
          <table:table-cell table:style-name="ce1" office:value-type="string" calcext:value-type="string">
            <text:p>Vorbereitung</text:p>
          </table:table-cell>
          <table:table-cell table:style-name="ce1" office:value-type="string" calcext:value-type="string">
            <text:p>Refresh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DO: Bücher „kommentieren“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: Programm / .c, .h / gcc (gcc debugging fla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Strings, arrays, structs, Data-types&amp;operations/prior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unix write, r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ENV, time-fun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exec..., fork, wait, P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fork errorhandling, multithreading-safety, orphans, zomb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Threads (Windows, Uni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Semaphores Unix, Process Sync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Signals, Named &amp; Unnamed Pipes, Moni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Opake Datenty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Berkeley Sock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: Shared Memory, global variab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n Neumann, Harv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cessor Levels: Privilege Lev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tle Endian / Big Endian / Alignment (E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DD-Screen / DDD-Breakpoint 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ame Pointer / Parameter-Stack et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PU-Scheduling (E1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maphore Theory / Process Sync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adlocks Theory / Graphe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.00.0000</text:date>, <text:time style:data-style-name="N2" text:time-value="08:39:39.469021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Hauser</meta:initial-creator>
    <meta:creation-date>2015-12-21T21:56:19.267875748</meta:creation-date>
    <dc:date>2015-12-22T10:17:30.579843589</dc:date>
    <dc:creator>Fabian Hauser</dc:creator>
    <meta:editing-duration>PT3H44S</meta:editing-duration>
    <meta:editing-cycles>180</meta:editing-cycles>
    <meta:generator>LibreOffice/5.0.3.2$Linux_X86_64 LibreOffice_project/00$Build-2</meta:generator>
    <meta:document-statistic meta:table-count="6" meta:cell-count="147" meta:object-count="0"/>
  </office:meta>
</office:document-meta>
</file>